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list-style-name="L1"/>
    <style:style style:name="fr1" style:family="graphic" style:parent-style-name="Graphics">
      <style:graphic-properties fo:margin-left="0in" fo:margin-right="0in" fo:margin-top="0in" fo:margin-bottom="0in" style:vertical-pos="top" style:vertical-rel="baseline" fo:padding="0in" fo:border="0.65pt solid #000080"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office:forms form:automatic-focus="false" form:apply-design-mode="false">
        <form:form form:name="displayIndividualContentForm" form:apply-filter="true" form:method="post" form:control-implementation="ooo:com.sun.star.form.component.Form" office:target-frame="" xlink:href="../../../../../../../../../webapps/blackboard/execute/displayIndividualContent"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section text:style-name="Sect1" text:name="pageTitleDiv">
        <text:section text:style-name="Sect1" text:name="pageTitleBar">
          <text:h text:style-name="Heading_20_1" text:outline-level="1"><text:bookmark text:name="pageTitleHeader"/><text:bookmark text:name="pageTitleText"/>Tarea 20 de abril </text:h>
          <text:p text:style-name="Text_20_body"><text:bookmark text:name="cmlink_55f07a3453364088aa9924f595384967"/><draw:a xlink:type="simple" xlink:href="https://pioneerweb.grinnell.edu/webapps/blackboard/execute/displayIndividualContent?mode=view&amp;content_id=_490551_1&amp;course_id=_43586_1#contextMenu"><draw:frame draw:style-name="fr1" draw:name="Image1" text:anchor-type="as-char" svg:width="0.8043in" svg:height="0.411in" draw:z-index="0"><draw:image xlink:href="https://pioneerweb.grinnell.edu/images/ci/icons/cmlink_generic.gif" xlink:type="simple" xlink:show="embed" xlink:actuate="onLoad"/><svg:title>Tarea 20 de abril</svg:title></draw:frame></draw:a> <text:bookmark text:name="_titlebarExtraContent"/></text:p>
        </text:section>
      </text:section>
      <text:section text:style-name="Sect1" text:name="containerdiv">
        <text:h text:style-name="Heading_20_2" text:outline-level="2"><text:bookmark text:name="anonymous_element_8"/>Content</text:h>
        <text:list xml:id="list5760667887288792509" text:style-name="L1">
          <text:list-item>
            <text:p text:style-name="P1"><text:bookmark text:name="pageList"/><text:bookmark text:name="contentListItem:_490551_1"/>Tendremos una prueba de poesia. </text:p>
            <text:p text:style-name="P1">Tendra que identificar varios tipos de estrofas, versificacion, y figuras retóricas estudiadas en clase y en la tarea.  Tambien habrán algunas definiciones cortas de vocabulario de poesía. Tambien tendrá que formular una tesis sobre un poema que no hemos estudiado en clase. Tendrá que comentar  que estratégias poéticas ayudan a establecer el mensaje del poema y cual es este mensaje en su opinión.</text:p>
          </text:list-item>
        </text:list>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4T10:54:48.290151000</meta:creation-date>
    <dc:date>2018-04-14T10:55:05.476650000</dc:date>
    <meta:editing-duration>PT22S</meta:editing-duration>
    <meta:editing-cycles>1</meta:editing-cycles>
    <meta:document-statistic meta:table-count="0" meta:image-count="1" meta:object-count="0" meta:page-count="1" meta:paragraph-count="5" meta:word-count="75" meta:character-count="459" meta:non-whitespace-character-count="385"/>
    <meta:generator>LibreOffice/5.2.5.1$MacOSX_X86_64 LibreOffice_project/0312e1a284a7d50ca85a365c316c7abbf20a4d22</meta:generator>
  </office:meta>
</office:document-meta>
</file>